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background-color="#cfe7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ivina el numero</text:p>
      <text:p text:style-name="Standard"/>
      <text:p text:style-name="Standard">Programa que genera un <text:span text:style-name="T1">número aleartorio</text:span> entre 1 y 1000 que el usuario debe intentar adivinar.</text:p>
      <text:p text:style-name="Standard"><text:span text:style-name="T1">La entrada</text:span> debe ser un <text:span text:style-name="T1">número entero</text:span> que el usuario debe suministrar.</text:p>
      <text:p text:style-name="Standard"><text:span text:style-name="T1">La salida</text:span> debe ser alguno de los siguientes casos:</text:p>
      <text:list xml:id="list9037634705362754446" text:style-name="L1">
        <text:list-item>
          <text:p text:style-name="P2">Ha adivinado el número. Felicidades.</text:p>
        </text:list-item>
        <text:list-item>
          <text:p text:style-name="P2">Demasiado bajo. Intenta de nuevo.</text:p>
        </text:list-item>
        <text:list-item>
          <text:p text:style-name="P2">Demasiado alto. Intenta de nuevo.</text:p>
        </text:list-item>
      </text:list>
      <text:p text:style-name="Standard">El programa debe tener la capacidad de repetirse si el usuario así lo desea.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AdivinaElNumero</text:p>
          </table:table-cell>
        </table:table-row>
        <table:table-row>
          <table:table-cell table:style-name="Tabla1.A2" office:value-type="string">
            <text:p text:style-name="Table_20_Contents">-numeroAleartorio : int</text:p>
            <text:p text:style-name="Table_20_Contents">-entradaUsuario : int </text:p>
            <text:p text:style-name="Table_20_Contents">-intentos : int</text:p>
          </table:table-cell>
        </table:table-row>
        <table:table-row>
          <table:table-cell table:style-name="Tabla1.A2" office:value-type="string">
            <text:p text:style-name="Table_20_Contents">+LeerEntrada() </text:p>
            <text:p text:style-name="Table_20_Contents">+MostrarMensaje() :</text:p>
            <text:p text:style-name="Table_20_Contents">-CompararNumeros() : int</text:p>
            <text:p text:style-name="Table_20_Contents">-EvaluarEntrada : bool</text:p>
          </table:table-cell>
        </table:table-row>
      </table:table>
      <text:p text:style-name="Standard"/>
      <text:p text:style-name="Standard">Leer Entrada</text:p>
      <text:p text:style-name="Standard"><text:s text:c="5"/>pedir entrada.</text:p>
      <text:p text:style-name="Standard"><text:s text:c="5"/>evaluar(entrada)</text:p>
      <text:p text:style-name="Standard"><text:s text:c="5"/>si entrada es valida</text:p>
      <text:p text:style-name="Standard"><text:tab/>asignar a entradaUsuario</text:p>
      <text:p text:style-name="Standard"><text:tab/>incrementar intentos en 1</text:p>
      <text:p text:style-name="Standard"><text:s text:c="4"/>si no </text:p>
      <text:p text:style-name="Standard"><text:tab/>repetir</text:p>
      <text:p text:style-name="Standard"/>
      <text:p text:style-name="Standard">EvaluarEntrada(entrada)</text:p>
      <text:p text:style-name="Standard"><text:s text:c="5"/>si entrada esta entre 1 y 1000</text:p>
      <text:p text:style-name="Standard"><text:tab/>devolver true</text:p>
      <text:p text:style-name="Standard"><text:s text:c="5"/>si no</text:p>
      <text:p text:style-name="Standard"><text:tab/>devolver false</text:p>
      <text:p text:style-name="Standard"/>
      <text:p text:style-name="Standard"/>
      <text:p text:style-name="Standard">CompararNumeros()</text:p>
      <text:p text:style-name="Standard"><text:s text:c="5"/>si entradaUsuario = numeroAleartorio</text:p>
      <text:p text:style-name="Standard"><text:tab/>mostrarMensaje(0)</text:p>
      <text:p text:style-name="Standard"><text:s text:c="5"/>si entradaUsuario &gt; numeroAleartorio</text:p>
      <text:p text:style-name="Standard"><text:tab/>mostrarNensaje(1)</text:p>
      <text:p text:style-name="Standard"><text:tab/>leerEntrada()</text:p>
      <text:p text:style-name="Standard"><text:s text:c="4"/>si no</text:p>
      <text:p text:style-name="Standard"><text:tab/>mostrarMensaje(2)</text:p>
      <text:p text:style-name="Standard"><text:tab/>leerEntrada(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MostrarMensaje()</text:p>
      <text:p text:style-name="Standard"><text:s text:c="4"/>para cada caso al compararNumeros</text:p>
      <text:p text:style-name="Standard"><text:tab/>caso 0</text:p>
      <text:p text:style-name="Standard"><text:tab/> <text:s text:c="4"/>mostrar "Felicidades, ha adivinado el número.</text:p>
      <text:p text:style-name="Standard"><text:tab/> <text:s text:c="4"/>Si intentos es &lt; a 10</text:p>
      <text:p text:style-name="Standard"><text:tab/><text:tab/>imprimir "o ya sabia usted el secreto, o tuvo suerte."</text:p>
      <text:p text:style-name="Standard"><text:tab/> <text:s text:c="3"/>Si intentos = 0</text:p>
      <text:p text:style-name="Standard"><text:tab/><text:tab/>imprimir "¡Ajá! Sabía usted el secreto."</text:p>
      <text:p text:style-name="Standard"><text:tab/> <text:s text:c="3"/>Si no</text:p>
      <text:p text:style-name="Standard"><text:tab/><text:tab/>imprimir "¡Deberia haberlo hecho mejor!"</text:p>
      <text:p text:style-name="Standard"><text:tab/>Caso 1</text:p>
      <text:p text:style-name="Standard"><text:tab/> <text:s text:c="3"/>mostrar "demasiado alto, vuelva a intentarlo</text:p>
      <text:p text:style-name="Standard"><text:tab/>caso 2</text:p>
      <text:p text:style-name="Standard"><text:tab/> <text:s text:c="3"/>mostrar "demasiado bajo, vuelva a intentarlo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56M12S</meta:editing-duration>
    <meta:editing-cycles>6</meta:editing-cycles>
    <meta:generator>OpenOffice/4.1.7$Win32 OpenOffice.org_project/417m1$Build-9800</meta:generator>
    <dc:date>2020-07-16T23:40:17.10</dc:date>
    <meta:document-statistic meta:table-count="1" meta:image-count="0" meta:object-count="0" meta:page-count="2" meta:paragraph-count="52" meta:word-count="203" meta:character-count="1420"/>
    <meta:user-defined meta:name="Info 1"/>
    <meta:user-defined meta:name="Info 2"/>
    <meta:user-defined meta:name="Info 3"/>
    <meta:user-defined meta:name="Info 4"/>
  </office:meta>
</office:document-meta>
</file>